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EB Garamond 08" svg:font-family="'EB Garamond 08'"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font-name="EB Garamond 08" officeooo:rsid="000205d5" officeooo:paragraph-rsid="000205d5"/>
    </style:style>
    <style:style style:name="P2" style:family="paragraph" style:parent-style-name="Standard">
      <style:text-properties style:font-name="EB Garamond 08" officeooo:rsid="0003aecc" officeooo:paragraph-rsid="0003aecc"/>
    </style:style>
    <style:style style:name="P3" style:family="paragraph" style:parent-style-name="Standard">
      <style:text-properties style:font-name="EB Garamond 08" officeooo:rsid="00079ce5" officeooo:paragraph-rsid="001bc5c0"/>
    </style:style>
    <style:style style:name="P4" style:family="paragraph" style:parent-style-name="Standard">
      <style:text-properties style:font-name="EB Garamond 08" officeooo:rsid="000fd6a3" officeooo:paragraph-rsid="001910e5"/>
    </style:style>
    <style:style style:name="P5" style:family="paragraph" style:parent-style-name="Standard">
      <style:text-properties style:font-name="EB Garamond 08" fo:font-style="italic" officeooo:rsid="000fd6a3" officeooo:paragraph-rsid="001910e5" style:font-style-asian="italic" style:font-style-complex="italic"/>
    </style:style>
    <style:style style:name="P6" style:family="paragraph" style:parent-style-name="Standard">
      <style:text-properties style:font-name="EB Garamond 08" fo:font-style="normal" officeooo:rsid="00109b26" officeooo:paragraph-rsid="00109b26" style:font-style-asian="normal" style:font-style-complex="normal"/>
    </style:style>
    <style:style style:name="P7" style:family="paragraph" style:parent-style-name="Standard">
      <style:text-properties style:font-name="EB Garamond 08" fo:font-style="normal" officeooo:rsid="0018f3cf" officeooo:paragraph-rsid="0018f3cf" style:font-style-asian="normal" style:font-style-complex="normal"/>
    </style:style>
    <style:style style:name="P8" style:family="paragraph" style:parent-style-name="Standard">
      <style:text-properties style:font-name="EB Garamond 08" fo:font-style="normal" officeooo:rsid="00176440" officeooo:paragraph-rsid="00176440" style:font-style-asian="normal" style:font-style-complex="normal"/>
    </style:style>
    <style:style style:name="P9" style:family="paragraph" style:parent-style-name="Standard">
      <style:text-properties style:font-name="EB Garamond 08" fo:font-style="normal" officeooo:rsid="001d56bc" officeooo:paragraph-rsid="001d56bc" style:font-style-asian="normal" style:font-style-complex="normal"/>
    </style:style>
    <style:style style:name="P10" style:family="paragraph" style:parent-style-name="Standard">
      <style:text-properties style:font-name="EB Garamond 08" fo:font-style="normal" officeooo:rsid="000536b6" officeooo:paragraph-rsid="0003aecc" style:font-style-asian="normal" style:font-style-complex="normal"/>
    </style:style>
    <style:style style:name="P11" style:family="paragraph" style:parent-style-name="Standard">
      <style:text-properties style:font-name="EB Garamond 08" fo:font-style="normal" officeooo:rsid="000b3d71" officeooo:paragraph-rsid="000b3d71" style:font-style-asian="normal" style:font-style-complex="normal"/>
    </style:style>
    <style:style style:name="P12" style:family="paragraph" style:parent-style-name="Standard">
      <style:text-properties style:font-name="EB Garamond 08" fo:font-style="normal" officeooo:rsid="00132167" officeooo:paragraph-rsid="00132167" style:font-style-asian="normal" style:font-style-complex="normal"/>
    </style:style>
    <style:style style:name="P13" style:family="paragraph" style:parent-style-name="Standard">
      <style:text-properties style:font-name="EB Garamond 08" officeooo:rsid="001d56bc" officeooo:paragraph-rsid="001d56bc"/>
    </style:style>
    <style:style style:name="P14" style:family="paragraph" style:parent-style-name="Standard">
      <style:text-properties style:font-name="EB Garamond 08" officeooo:rsid="000b3d71" officeooo:paragraph-rsid="000b3d71"/>
    </style:style>
    <style:style style:name="P15" style:family="paragraph" style:parent-style-name="Standard">
      <style:text-properties style:font-name="EB Garamond 08" fo:font-style="normal" officeooo:rsid="0009062b" officeooo:paragraph-rsid="001bc5c0" style:font-style-asian="normal" style:font-style-complex="normal"/>
    </style:style>
    <style:style style:name="P16" style:family="paragraph" style:parent-style-name="Standard">
      <style:text-properties style:font-name="EB Garamond 08" fo:font-style="normal" officeooo:rsid="00109b26" officeooo:paragraph-rsid="001910e5" style:font-style-asian="normal" style:font-style-complex="normal"/>
    </style:style>
    <style:style style:name="P17" style:family="paragraph" style:parent-style-name="Standard">
      <style:text-properties style:font-name="EB Garamond 08" fo:font-style="normal" officeooo:rsid="001f1799" officeooo:paragraph-rsid="00205aff" style:font-style-asian="normal" style:font-style-complex="normal"/>
    </style:style>
    <style:style style:name="P18" style:family="paragraph" style:parent-style-name="Standard">
      <style:text-properties style:font-name="EB Garamond 08" fo:font-style="italic" officeooo:rsid="001bc5c0" officeooo:paragraph-rsid="001bc5c0" style:font-style-asian="italic" style:font-style-complex="italic"/>
    </style:style>
    <style:style style:name="P19" style:family="paragraph" style:parent-style-name="Standard">
      <style:text-properties style:font-name="EB Garamond 08" fo:font-style="italic" officeooo:rsid="001910e5" officeooo:paragraph-rsid="001910e5" style:font-style-asian="italic" style:font-style-complex="italic"/>
    </style:style>
    <style:style style:name="T1" style:family="text">
      <style:text-properties officeooo:rsid="00051bab"/>
    </style:style>
    <style:style style:name="T2" style:family="text">
      <style:text-properties fo:font-style="italic" style:font-style-asian="italic" style:font-style-complex="italic"/>
    </style:style>
    <style:style style:name="T3" style:family="text">
      <style:text-properties fo:font-style="italic" officeooo:rsid="00051bab" style:font-style-asian="italic" style:font-style-complex="italic"/>
    </style:style>
    <style:style style:name="T4" style:family="text">
      <style:text-properties fo:font-style="italic" officeooo:rsid="000536b6" style:font-style-asian="italic" style:font-style-complex="italic"/>
    </style:style>
    <style:style style:name="T5" style:family="text">
      <style:text-properties fo:font-style="italic" officeooo:rsid="001910e5" style:font-style-asian="italic" style:font-style-complex="italic"/>
    </style:style>
    <style:style style:name="T6" style:family="text">
      <style:text-properties fo:font-style="italic" fo:font-weight="bold" officeooo:rsid="000c8104" style:font-style-asian="italic" style:font-weight-asian="bold" style:font-style-complex="italic" style:font-weight-complex="bold"/>
    </style:style>
    <style:style style:name="T7" style:family="text">
      <style:text-properties fo:font-style="italic" fo:font-weight="bold" officeooo:rsid="001910e5" style:font-style-asian="italic" style:font-weight-asian="bold" style:font-style-complex="italic" style:font-weight-complex="bold"/>
    </style:style>
    <style:style style:name="T8" style:family="text">
      <style:text-properties fo:font-style="italic" fo:font-weight="bold" officeooo:rsid="00085cbc"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style="normal" officeooo:rsid="00051bab" style:font-style-asian="normal" style:font-style-complex="normal"/>
    </style:style>
    <style:style style:name="T11" style:family="text">
      <style:text-properties fo:font-style="normal" officeooo:rsid="000536b6" style:font-style-asian="normal" style:font-style-complex="normal"/>
    </style:style>
    <style:style style:name="T12" style:family="text">
      <style:text-properties fo:font-style="normal" officeooo:rsid="00085cbc" style:font-style-asian="normal" style:font-style-complex="normal"/>
    </style:style>
    <style:style style:name="T13" style:family="text">
      <style:text-properties fo:font-style="normal" officeooo:rsid="0009062b" style:font-style-asian="normal" style:font-style-complex="normal"/>
    </style:style>
    <style:style style:name="T14" style:family="text">
      <style:text-properties fo:font-style="normal" officeooo:rsid="000a2fa2" style:font-style-asian="normal" style:font-style-complex="normal"/>
    </style:style>
    <style:style style:name="T15" style:family="text">
      <style:text-properties fo:font-style="normal" officeooo:rsid="000b3d71" style:font-style-asian="normal" style:font-style-complex="normal"/>
    </style:style>
    <style:style style:name="T16" style:family="text">
      <style:text-properties fo:font-style="normal" officeooo:rsid="000c8104" style:font-style-asian="normal" style:font-style-complex="normal"/>
    </style:style>
    <style:style style:name="T17" style:family="text">
      <style:text-properties fo:font-style="normal" officeooo:rsid="00109b26" style:font-style-asian="normal" style:font-style-complex="normal"/>
    </style:style>
    <style:style style:name="T18" style:family="text">
      <style:text-properties fo:font-style="normal" officeooo:rsid="00113dd6" style:font-style-asian="normal" style:font-style-complex="normal"/>
    </style:style>
    <style:style style:name="T19" style:family="text">
      <style:text-properties fo:font-style="normal" officeooo:rsid="001910e5" style:font-style-asian="normal" style:font-style-complex="normal"/>
    </style:style>
    <style:style style:name="T20" style:family="text">
      <style:text-properties fo:font-style="normal" officeooo:rsid="001bc5c0" style:font-style-asian="normal" style:font-style-complex="normal"/>
    </style:style>
    <style:style style:name="T21" style:family="text">
      <style:text-properties fo:font-style="normal" officeooo:rsid="001d56bc" style:font-style-asian="normal" style:font-style-complex="normal"/>
    </style:style>
    <style:style style:name="T22" style:family="text">
      <style:text-properties fo:font-style="normal" fo:font-weight="bold" officeooo:rsid="000c8104" style:font-style-asian="normal" style:font-weight-asian="bold" style:font-style-complex="normal" style:font-weight-complex="bold"/>
    </style:style>
    <style:style style:name="T23" style:family="text">
      <style:text-properties fo:font-style="normal" fo:font-weight="bold" officeooo:rsid="00085cbc" style:font-style-asian="normal" style:font-weight-asian="bold" style:font-style-complex="normal" style:font-weight-complex="bold"/>
    </style:style>
    <style:style style:name="T24" style:family="text">
      <style:text-properties fo:font-style="normal" fo:font-weight="bold" officeooo:rsid="001910e5" style:font-style-asian="normal" style:font-weight-asian="bold" style:font-style-complex="normal" style:font-weight-complex="bold"/>
    </style:style>
    <style:style style:name="T25" style:family="text">
      <style:text-properties officeooo:rsid="00085cbc"/>
    </style:style>
    <style:style style:name="T26" style:family="text">
      <style:text-properties officeooo:rsid="001910e5"/>
    </style:style>
    <style:style style:name="T27" style:family="text">
      <style:text-properties fo:font-weight="bold" officeooo:rsid="00085cbc" style:font-weight-asian="bold" style:font-weight-complex="bold"/>
    </style:style>
    <style:style style:name="T28" style:family="text">
      <style:text-properties officeooo:rsid="001d56bc"/>
    </style:style>
    <style:style style:name="T29" style:family="text">
      <style:text-properties officeooo:rsid="00205a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rrata – The development of magic</text:p>
      <text:p text:style-name="P1"/>
      <text:p text:style-name="P2"/>
      <text:p text:style-name="P3">The nature of the arcane: There are three central planes <text:span text:style-name="T25">in the lexicon of the Astar</text:span>: Corilya, <text:span text:style-name="T25">Mediul, and Andolem. These three planes all exist in the same “place” simultaneously. </text:span><text:span text:style-name="T27">Corilya, the </text:span><text:span text:style-name="T8">Font</text:span><text:span text:style-name="T12">, </text:span><text:span text:style-name="T19">is </text:span><text:span text:style-name="T12">home to pure raw energy </text:span><text:span text:style-name="T16">and magic</text:span><text:span text:style-name="T12">. It overlaps </text:span><text:span text:style-name="T23">Mediul</text:span><text:span text:style-name="T12">, the plane of material </text:span><text:span text:style-name="T19">and just named as </text:span><text:span text:style-name="T24">the </text:span><text:span text:style-name="T7">Medium</text:span><text:span text:style-name="T12">, in the form of “resonances”, </text:span><text:span text:style-name="T20">three-dimensional wave-like patterns of magical energy in the fabric of Corilya</text:span><text:span text:style-name="T12">. All matter within Mediul is echoed in Corilya a</text:span><text:span text:style-name="T20">s a resonance</text:span><text:span text:style-name="T13">, unique to each object.</text:span></text:p>
      <text:p text:style-name="P15"/>
      <text:p text:style-name="P18">For example, a specific chair in Mediul would look a very specific “sound wave” in Corilya. It has a certain frequency, a certain amplitude, and other identifying factors. The resonance of an oak chair is different from the resonance of a birch chair, and the resonance of the oak chair would change if someone sawed its legs off!</text:p>
      <text:p text:style-name="P15"/>
      <text:p text:style-name="P3"><text:span text:style-name="T13">All living things have constantly changing wave-forms. At the central point of an object’s resonance </text:span><text:span text:style-name="T19">in Corilya</text:span><text:span text:style-name="T13"> is a connection or set of connections, </text:span><text:span text:style-name="T14">known as the nexus. </text:span><text:span text:style-name="T19">The nexus are points where Corilya </text:span><text:span text:style-name="T5">physically </text:span><text:span text:style-name="T19">links with Mediul </text:span><text:span text:style-name="T5">and</text:span><text:span text:style-name="T19"> Andolem, and at these points</text:span><text:span text:style-name="T15"> energy ‘</text:span><text:span text:style-name="T16">flows’ through Mediul and into </text:span><text:span text:style-name="T22">Andolem, the </text:span><text:span text:style-name="T6">Well</text:span><text:span text:style-name="T16">. Andolem is an infinite maw, an endless and bottomless expanse that absorbs the energy of Corilya. (Much like charged particles move with or against a potential, </text:span><text:span text:style-name="T19">the ‘carrier particles’ of </text:span><text:span text:style-name="T16">magic move with or against a potential difference between Andolem and Corilya).</text:span></text:p>
      <text:p text:style-name="P4"><text:span text:style-name="T19">The</text:span><text:span text:style-name="T9"> the p</text:span><text:span text:style-name="T19">roximal area</text:span><text:span text:style-name="T9"> around a nexus </text:span><text:span text:style-name="T17">is</text:span><text:span text:style-name="T9"> </text:span><text:span text:style-name="T19">known as </text:span><text:span text:style-name="T9">the </text:span><text:span text:style-name="T2">alveus. </text:span><text:span text:style-name="T17">The alveus is the area of the resonance able to accumulate magical energy as it flows through the nexus.</text:span></text:p>
      <text:p text:style-name="P5"/>
      <text:p text:style-name="P19">Analogy: much like a sink. Water flows from the faucet (Corilya) into the sink (alveus) where it builds up and accumulates as it flows down the drain (the nexus) and is collected in the sewers (Andolem).</text:p>
      <text:p text:style-name="P16"/>
      <text:p text:style-name="P4"><text:span text:style-name="T17">The alveus, mechanically, gives a living being its ability scores in the DnD system. </text:span><text:span text:style-name="T19">The “volume” of a being’s alveus determines the magnitude of these scores.</text:span></text:p>
      <text:p text:style-name="P6">In addition to energy flowing through a nexus, there is a latent energy that bleeds from Corilya into Mediul and Andolem. <text:span text:style-name="T26">This latent energy is very weak, orders of magnitude weaker than the energy flowing through the nexus.</text:span></text:p>
      <text:p text:style-name="P6"/>
      <text:p text:style-name="P7">Manipulating the energy flowing through the alveus can be done in a variety of ways, the most primordial of which is through belief. Belief shapes reality <text:span text:style-name="T26">incredibly weakly, though it does so unconsciously. All beings are, in this sense, magical. While one being’s belief typically can’t do much, the belief of many can be significant—enough to create gods and shape the wills of others. The effect of belief on reality is a function of both the size of the being’s nexus and the volume of its alveus.</text:span></text:p>
      <text:p text:style-name="P6"/>
      <text:p text:style-name="P8">The nexus of most <text:span text:style-name="T28">waith, astar, and humans</text:span> consists of <text:span text:style-name="T28">links in these natural places:</text:span></text:p>
      <text:p text:style-name="P9">in the head</text:p>
      <text:p text:style-name="P9">in the throat</text:p>
      <text:p text:style-name="P9">in the heart</text:p>
      <text:p text:style-name="P9">in the middle of the spine</text:p>
      <text:p text:style-name="P9">in the gut</text:p>
      <text:p text:style-name="P9">in each hand (one link, split)</text:p>
      <text:p text:style-name="P9">at the base of the spine</text:p>
      <text:p text:style-name="P2"/>
      <text:p text:style-name="P2"/>
      <text:p text:style-name="P2"/>
      <text:p text:style-name="P2"/>
      <text:p text:style-name="P2"/>
      <text:p text:style-name="P2"/>
      <text:p text:style-name="P2"/>
      <text:p text:style-name="P2"/>
      <text:p text:style-name="P2"/>
      <text:p text:style-name="P2"/>
      <text:p text:style-name="P2"/>
      <text:p text:style-name="P13"><text:soft-page-break/>Timeline of Major Magical Developments</text:p>
      <text:p text:style-name="P2"/>
      <text:p text:style-name="P2">Arcanagenesis – 90,000 BBT, <text:span text:style-name="T1">Hera'roilya bestows upon Guire and Selor the ability to manipulate reality. He awakened within them the </text:span><text:span text:style-name="T3">simtir cada</text:span><text:span text:style-name="T10">, the innate sense of magical power </text:span><text:span text:style-name="T11">in the soul and in the natural world. The feeling of the </text:span><text:span text:style-name="T4">simtir cada </text:span><text:span text:style-name="T11">is one of flow, of falling. Those who are aware of the </text:span><text:span text:style-name="T4">simtir cada</text:span><text:span text:style-name="T11"> can manipulate it </text:span><text:span text:style-name="T18">and draw power from their alveus, manifesting it in Mediul and elsewhere. This power was chaotic </text:span><text:span text:style-name="T21">and mighty</text:span><text:span text:style-name="T18">.</text:span></text:p>
      <text:p text:style-name="P10"/>
      <text:p text:style-name="P17">Andolem Wells – 54,925 BBT|65 YE, <text:span text:style-name="T29">the first Planar Gates were opened in the form of wells (one-sided gates). <text:s text:c="2"/>The first principles of gate magic were ascribed by Raededir, servant of Sana, on the walls of Tarullume.</text:span></text:p>
      <text:p text:style-name="P17"><text:span text:style-name="T29"><text:tab/>-Opening a gate requires a significant use of energy upfront.</text:span></text:p>
      <text:p text:style-name="P17"><text:span text:style-name="T29"><text:tab/>-Sustaining a gate requires no energy at all</text:span></text:p>
      <text:p text:style-name="P17"><text:span text:style-name="T29"><text:tab/>-Passing energy through the gate <text:s/></text:span></text:p>
      <text:p text:style-name="P10"/>
      <text:p text:style-name="P10"/>
      <text:p text:style-name="P14"><text:span text:style-name="T11">C</text:span><text:span text:style-name="T9">orilya – plane of energy</text:span></text:p>
      <text:p text:style-name="P11">Mediul – plane of material</text:p>
      <text:p text:style-name="P11">Andolem – plane of finality</text:p>
      <text:p text:style-name="P11">nexus – connection between the three central planes</text:p>
      <text:p text:style-name="P12">Alveus – the bowl of the resonance able to accumulate energy</text:p>
      <text:p text:style-name="P12">simtir cada – the sense of being magical</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EB Garamond 08" svg:font-family="'EB Garamond 08'"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9T19:58:00.363855777</meta:creation-date>
    <dc:date>2019-10-20T23:44:04.469484827</dc:date>
    <meta:editing-duration>PT3H42M28S</meta:editing-duration>
    <meta:editing-cycles>8</meta:editing-cycles>
    <meta:generator>LibreOffice/6.0.7.3$Linux_X86_64 LibreOffice_project/00m0$Build-3</meta:generator>
    <meta:document-statistic meta:table-count="0" meta:image-count="0" meta:object-count="0" meta:page-count="2" meta:paragraph-count="29" meta:word-count="683" meta:character-count="3989" meta:non-whitespace-character-count="3320"/>
  </office:meta>
</office:document-meta>
</file>